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8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9" style:family="table-cell" style:parent-style-name="Default" style:data-style-name="N118"/>
    <style:style style:name="ce10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1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2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4" style:family="table-cell" style:parent-style-name="Default" style:data-style-name="N60"/>
    <style:style style:name="ce15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6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7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18" style:family="table-cell" style:parent-style-name="Default">
      <style:table-cell-properties fo:border-bottom="none" fo:border-left="0.0008in solid #000000" fo:border-right="0.0008in solid #000000" fo:border-top="none"/>
    </style:style>
    <style:style style:name="ce19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2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23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4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141312" style:font-name="Arial" fo:font-size="10pt" fo:language="zxx" fo:country="none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ce26" style:family="table-cell" style:parent-style-name="Default" style:data-style-name="N60">
      <style:table-cell-properties fo:border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2" table:number-columns-repeated="3" table:default-cell-style-name="ce14"/>
        <table:table-column table:style-name="co3" table:default-cell-style-name="Default"/>
        <table:table-column table:style-name="co4" table:number-columns-repeated="3" table:default-cell-style-name="ce14"/>
        <table:table-column table:style-name="co2" table:default-cell-style-name="Default"/>
        <table:table-column table:style-name="co4" table:number-columns-repeated="3" table:default-cell-style-name="ce14"/>
        <table:table-column table:style-name="co4" table:number-columns-repeated="1012" table:default-cell-style-name="Default"/>
        <table:table-row table:style-name="ro1">
          <table:table-cell table:style-name="ce1" office:value-type="string" table:number-columns-spanned="12" table:number-rows-spanned="1">
            <text:p>1D particle distribution, constant mass m=0.001875, summation density, leapfrog automtime control, simu time~0.2 )</text:p>
          </table:table-cell>
          <table:covered-table-cell table:style-name="ce10"/>
          <table:covered-table-cell table:number-columns-repeated="2"/>
          <table:covered-table-cell table:style-name="ce18"/>
          <table:covered-table-cell table:style-name="ce19"/>
          <table:covered-table-cell table:number-columns-repeated="2"/>
          <table:covered-table-cell table:style-name="ce18"/>
          <table:covered-table-cell table:style-name="ce19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10"/>
          <table:table-cell table:number-columns-repeated="2"/>
          <table:table-cell table:style-name="ce19"/>
          <table:table-cell table:number-columns-repeated="2"/>
          <table:table-cell table:style-name="ce19"/>
          <table:table-cell table:style-name="ce14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1"/>
          <table:table-cell table:style-name="ce15" table:number-columns-repeated="2"/>
          <table:table-cell table:style-name="ce11"/>
          <table:table-cell table:style-name="ce15" table:number-columns-repeated="2"/>
          <table:table-cell table:style-name="ce11"/>
          <table:table-cell table:style-name="ce15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2" office:value-type="string" table:number-columns-spanned="9" table:number-rows-spanned="1">
            <text:p>whole domain </text:p>
          </table:table-cell>
          <table:covered-table-cell table:style-name="ce16"/>
          <table:covered-table-cell table:style-name="ce16"/>
          <table:covered-table-cell table:style-name="ce12" office:value-type="string">
            <text:p>area3 (after rarefaction before CD)</text:p>
          </table:covered-table-cell>
          <table:covered-table-cell table:style-name="ce16"/>
          <table:covered-table-cell table:style-name="ce16"/>
          <table:covered-table-cell table:style-name="ce20" office:value-type="string">
            <text:p>area2 (after CD before shock)</text:p>
          </table:covered-table-cell>
          <table:covered-table-cell table:style-name="ce16"/>
          <table:covered-table-cell table:style-name="ce21"/>
          <table:table-cell table:style-name="ce25" office:value-type="string" table:number-columns-spanned="9" table:number-rows-spanned="1">
            <text:p>area3 (after rarefaction before CD)</text:p>
          </table:table-cell>
          <table:covered-table-cell table:style-name="ce16"/>
          <table:covered-table-cell table:style-name="ce16"/>
          <table:covered-table-cell table:style-name="ce12" office:value-type="string">
            <text:p>area3 (after rarefaction before CD)</text:p>
          </table:covered-table-cell>
          <table:covered-table-cell table:style-name="ce16"/>
          <table:covered-table-cell table:style-name="ce16"/>
          <table:covered-table-cell table:style-name="ce20" office:value-type="string">
            <text:p>area2 (after CD before shock)</text:p>
          </table:covered-table-cell>
          <table:covered-table-cell table:style-name="ce16"/>
          <table:covered-table-cell table:style-name="ce21"/>
          <table:table-cell table:style-name="ce25" office:value-type="string" table:number-columns-spanned="9" table:number-rows-spanned="1">
            <text:p>area2 (after CD before shock)</text:p>
          </table:table-cell>
          <table:covered-table-cell table:style-name="ce16"/>
          <table:covered-table-cell table:style-name="ce16"/>
          <table:covered-table-cell table:style-name="ce12" office:value-type="string">
            <text:p>area3 (after rarefaction before CD)</text:p>
          </table:covered-table-cell>
          <table:covered-table-cell table:style-name="ce16"/>
          <table:covered-table-cell table:style-name="ce16"/>
          <table:covered-table-cell table:style-name="ce20" office:value-type="string">
            <text:p>area2 (after CD before shock)</text:p>
          </table:covered-table-cell>
          <table:covered-table-cell table:style-name="ce16"/>
          <table:covered-table-cell table:style-name="ce21"/>
          <table:table-cell table:number-columns-repeated="996"/>
        </table:table-row>
        <table:table-row table:style-name="ro1">
          <table:table-cell table:style-name="ce5"/>
          <table:table-cell table:style-name="ce13" office:value-type="string">
            <text:p>L1_rho</text:p>
          </table:table-cell>
          <table:table-cell table:style-name="ce13" office:value-type="string">
            <text:p>L1_u</text:p>
          </table:table-cell>
          <table:table-cell table:style-name="ce17" office:value-type="string">
            <text:p>L1e</text:p>
          </table:table-cell>
          <table:table-cell table:style-name="ce13" office:value-type="string">
            <text:p>L2_rho</text:p>
          </table:table-cell>
          <table:table-cell table:style-name="ce13" office:value-type="string">
            <text:p>L2_u</text:p>
          </table:table-cell>
          <table:table-cell table:style-name="ce17" office:value-type="string">
            <text:p>L2e</text:p>
          </table:table-cell>
          <table:table-cell table:style-name="ce13" office:value-type="string">
            <text:p>Linf_rho</text:p>
          </table:table-cell>
          <table:table-cell table:style-name="ce13" office:value-type="string">
            <text:p>Linf_u</text:p>
          </table:table-cell>
          <table:table-cell table:style-name="ce17" office:value-type="string">
            <text:p>Linf_e</text:p>
          </table:table-cell>
          <table:table-cell table:style-name="ce8" office:value-type="string">
            <text:p>L1_rho3</text:p>
          </table:table-cell>
          <table:table-cell table:style-name="ce13" office:value-type="string">
            <text:p>L1_u3</text:p>
          </table:table-cell>
          <table:table-cell table:style-name="ce17" office:value-type="string">
            <text:p>L1e3</text:p>
          </table:table-cell>
          <table:table-cell table:style-name="ce13" office:value-type="string">
            <text:p>L2_rho3</text:p>
          </table:table-cell>
          <table:table-cell table:style-name="ce13" office:value-type="string">
            <text:p>L2_u3</text:p>
          </table:table-cell>
          <table:table-cell table:style-name="ce17" office:value-type="string">
            <text:p>L2e3</text:p>
          </table:table-cell>
          <table:table-cell table:style-name="ce13" office:value-type="string">
            <text:p>Linf_rho3</text:p>
          </table:table-cell>
          <table:table-cell table:style-name="ce13" office:value-type="string">
            <text:p>Linf_u3</text:p>
          </table:table-cell>
          <table:table-cell table:style-name="ce28" office:value-type="string">
            <text:p>Linf_e3</text:p>
          </table:table-cell>
          <table:table-cell table:style-name="ce8" office:value-type="string">
            <text:p>L1_rho2</text:p>
          </table:table-cell>
          <table:table-cell table:style-name="ce13" office:value-type="string">
            <text:p>L1_u2</text:p>
          </table:table-cell>
          <table:table-cell table:style-name="ce17" office:value-type="string">
            <text:p>L1e2</text:p>
          </table:table-cell>
          <table:table-cell table:style-name="ce13" office:value-type="string">
            <text:p>L2_rho2</text:p>
          </table:table-cell>
          <table:table-cell table:style-name="ce13" office:value-type="string">
            <text:p>L2_u2</text:p>
          </table:table-cell>
          <table:table-cell table:style-name="ce17" office:value-type="string">
            <text:p>L2e2</text:p>
          </table:table-cell>
          <table:table-cell table:style-name="ce13" office:value-type="string">
            <text:p>Linf_rho2</text:p>
          </table:table-cell>
          <table:table-cell table:style-name="ce13" office:value-type="string">
            <text:p>Linf_u2</text:p>
          </table:table-cell>
          <table:table-cell table:style-name="ce28" office:value-type="string">
            <text:p>Linf_e2</text:p>
          </table:table-cell>
          <table:table-cell table:style-name="ce14" table:number-columns-repeated="996"/>
        </table:table-row>
        <table:table-row table:style-name="ro1">
          <table:table-cell table:style-name="ce6" office:value-type="float" office:value="0.01">
            <text:p>1.00E-002</text:p>
          </table:table-cell>
          <table:table-cell office:value-type="float" office:value="0.0210541">
            <text:p>2.11E-002</text:p>
          </table:table-cell>
          <table:table-cell office:value-type="float" office:value="0.0530973">
            <text:p>5.31E-002</text:p>
          </table:table-cell>
          <table:table-cell office:value-type="float" office:value="0.0260563">
            <text:p>2.61E-002</text:p>
          </table:table-cell>
          <table:table-cell table:style-name="ce14" office:value-type="float" office:value="0.0390309">
            <text:p>3.90E-002</text:p>
          </table:table-cell>
          <table:table-cell office:value-type="float" office:value="0.137796">
            <text:p>1.38E-001</text:p>
          </table:table-cell>
          <table:table-cell office:value-type="float" office:value="0.0736378">
            <text:p>7.36E-002</text:p>
          </table:table-cell>
          <table:table-cell office:value-type="float" office:value="0.176705">
            <text:p>1.77E-001</text:p>
          </table:table-cell>
          <table:table-cell table:style-name="ce14" office:value-type="float" office:value="1.29205">
            <text:p>1.29E+000</text:p>
          </table:table-cell>
          <table:table-cell table:style-name="ce22" office:value-type="float" office:value="0.472993">
            <text:p>4.73E-001</text:p>
          </table:table-cell>
          <table:table-cell table:style-name="ce7" office:value-type="float" office:value="0.0552505">
            <text:p>5.53E-002</text:p>
          </table:table-cell>
          <table:table-cell office:value-type="float" office:value="0.144463">
            <text:p>1.44E-001</text:p>
          </table:table-cell>
          <table:table-cell table:style-name="ce14" office:value-type="float" office:value="0.038616">
            <text:p>3.86E-002</text:p>
          </table:table-cell>
          <table:table-cell table:style-name="ce14" office:value-type="float" office:value="0.0562693">
            <text:p>5.63E-002</text:p>
          </table:table-cell>
          <table:table-cell table:style-name="ce14" office:value-type="float" office:value="0.147339">
            <text:p>1.47E-001</text:p>
          </table:table-cell>
          <table:table-cell table:style-name="ce14" office:value-type="float" office:value="0.03935">
            <text:p>3.94E-002</text:p>
          </table:table-cell>
          <table:table-cell table:style-name="ce14" office:value-type="float" office:value="0.0648364">
            <text:p>6.48E-002</text:p>
          </table:table-cell>
          <table:table-cell table:style-name="ce14" office:value-type="float" office:value="0.174211">
            <text:p>1.74E-001</text:p>
          </table:table-cell>
          <table:table-cell table:style-name="ce22" office:value-type="float" office:value="0.0455323">
            <text:p>4.55E-002</text:p>
          </table:table-cell>
          <table:table-cell table:style-name="ce7" office:value-type="float" office:value="0.0380462">
            <text:p>3.80E-002</text:p>
          </table:table-cell>
          <table:table-cell table:style-name="ce14" office:value-type="float" office:value="0.144659">
            <text:p>1.45E-001</text:p>
          </table:table-cell>
          <table:table-cell table:style-name="ce14" office:value-type="float" office:value="0.162539">
            <text:p>1.63E-001</text:p>
          </table:table-cell>
          <table:table-cell table:style-name="ce14" office:value-type="float" office:value="0.0437701">
            <text:p>4.38E-002</text:p>
          </table:table-cell>
          <table:table-cell table:style-name="ce14" office:value-type="float" office:value="0.147803">
            <text:p>1.48E-001</text:p>
          </table:table-cell>
          <table:table-cell table:style-name="ce14" office:value-type="float" office:value="0.204183">
            <text:p>2.04E-001</text:p>
          </table:table-cell>
          <table:table-cell table:style-name="ce14" office:value-type="float" office:value="0.102472">
            <text:p>1.02E-001</text:p>
          </table:table-cell>
          <table:table-cell table:style-name="ce14" office:value-type="float" office:value="0.226309">
            <text:p>2.26E-001</text:p>
          </table:table-cell>
          <table:table-cell table:style-name="ce22" office:value-type="float" office:value="0.472993">
            <text:p>4.73E-001</text:p>
          </table:table-cell>
          <table:table-cell table:style-name="ce14" table:number-columns-repeated="996"/>
        </table:table-row>
        <table:table-row table:style-name="ro1">
          <table:table-cell table:style-name="ce6" office:value-type="float" office:value="0.015">
            <text:p>1.50E-002</text:p>
          </table:table-cell>
          <table:table-cell office:value-type="float" office:value="0.0132179">
            <text:p>1.32E-002</text:p>
          </table:table-cell>
          <table:table-cell office:value-type="float" office:value="0.0540428">
            <text:p>5.40E-002</text:p>
          </table:table-cell>
          <table:table-cell office:value-type="float" office:value="0.022517">
            <text:p>2.25E-002</text:p>
          </table:table-cell>
          <table:table-cell table:style-name="ce14" office:value-type="float" office:value="0.0269255">
            <text:p>2.69E-002</text:p>
          </table:table-cell>
          <table:table-cell office:value-type="float" office:value="0.177006">
            <text:p>1.77E-001</text:p>
          </table:table-cell>
          <table:table-cell office:value-type="float" office:value="0.0651534">
            <text:p>6.52E-002</text:p>
          </table:table-cell>
          <table:table-cell office:value-type="float" office:value="0.129885">
            <text:p>1.30E-001</text:p>
          </table:table-cell>
          <table:table-cell table:style-name="ce14" office:value-type="float" office:value="1.10684">
            <text:p>1.11E+000</text:p>
          </table:table-cell>
          <table:table-cell table:style-name="ce22" office:value-type="float" office:value="0.446881">
            <text:p>4.47E-001</text:p>
          </table:table-cell>
          <table:table-cell table:style-name="ce7" office:value-type="float" office:value="0.0361863">
            <text:p>3.62E-002</text:p>
          </table:table-cell>
          <table:table-cell office:value-type="float" office:value="0.105139">
            <text:p>1.05E-001</text:p>
          </table:table-cell>
          <table:table-cell table:style-name="ce14" office:value-type="float" office:value="0.0251351">
            <text:p>2.51E-002</text:p>
          </table:table-cell>
          <table:table-cell table:style-name="ce14" office:value-type="float" office:value="0.0370129">
            <text:p>3.70E-002</text:p>
          </table:table-cell>
          <table:table-cell table:style-name="ce14" office:value-type="float" office:value="0.107406">
            <text:p>1.07E-001</text:p>
          </table:table-cell>
          <table:table-cell table:style-name="ce14" office:value-type="float" office:value="0.0257215">
            <text:p>2.57E-002</text:p>
          </table:table-cell>
          <table:table-cell table:style-name="ce14" office:value-type="float" office:value="0.043225">
            <text:p>4.32E-002</text:p>
          </table:table-cell>
          <table:table-cell table:style-name="ce14" office:value-type="float" office:value="0.123926">
            <text:p>1.24E-001</text:p>
          </table:table-cell>
          <table:table-cell table:style-name="ce22" office:value-type="float" office:value="0.0299059">
            <text:p>2.99E-002</text:p>
          </table:table-cell>
          <table:table-cell table:style-name="ce7" office:value-type="float" office:value="0.0167754">
            <text:p>1.68E-002</text:p>
          </table:table-cell>
          <table:table-cell table:style-name="ce14" office:value-type="float" office:value="0.108841">
            <text:p>1.09E-001</text:p>
          </table:table-cell>
          <table:table-cell table:style-name="ce14" office:value-type="float" office:value="0.146863">
            <text:p>1.47E-001</text:p>
          </table:table-cell>
          <table:table-cell table:style-name="ce14" office:value-type="float" office:value="0.0235318">
            <text:p>2.35E-002</text:p>
          </table:table-cell>
          <table:table-cell table:style-name="ce14" office:value-type="float" office:value="0.108841">
            <text:p>1.09E-001</text:p>
          </table:table-cell>
          <table:table-cell table:style-name="ce14" office:value-type="float" office:value="0.169834">
            <text:p>1.70E-001</text:p>
          </table:table-cell>
          <table:table-cell table:style-name="ce14" office:value-type="float" office:value="0.0762903">
            <text:p>7.63E-002</text:p>
          </table:table-cell>
          <table:table-cell table:style-name="ce14" office:value-type="float" office:value="0.109161">
            <text:p>1.09E-001</text:p>
          </table:table-cell>
          <table:table-cell table:style-name="ce22" office:value-type="float" office:value="0.415662">
            <text:p>4.16E-001</text:p>
          </table:table-cell>
          <table:table-cell table:style-name="ce14" table:number-columns-repeated="996"/>
        </table:table-row>
        <table:table-row table:style-name="ro1">
          <table:table-cell table:style-name="ce6" office:value-type="float" office:value="0.02">
            <text:p>2.00E-002</text:p>
          </table:table-cell>
          <table:table-cell office:value-type="float" office:value="0.009638">
            <text:p>9.64E-003</text:p>
          </table:table-cell>
          <table:table-cell office:value-type="float" office:value="0.0303426">
            <text:p>3.03E-002</text:p>
          </table:table-cell>
          <table:table-cell office:value-type="float" office:value="0.0126326">
            <text:p>1.26E-002</text:p>
          </table:table-cell>
          <table:table-cell table:style-name="ce14" office:value-type="float" office:value="0.0175619">
            <text:p>1.76E-002</text:p>
          </table:table-cell>
          <table:table-cell office:value-type="float" office:value="0.105412">
            <text:p>1.05E-001</text:p>
          </table:table-cell>
          <table:table-cell office:value-type="float" office:value="0.0411852">
            <text:p>4.12E-002</text:p>
          </table:table-cell>
          <table:table-cell office:value-type="float" office:value="0.122047">
            <text:p>1.22E-001</text:p>
          </table:table-cell>
          <table:table-cell table:style-name="ce14" office:value-type="float" office:value="1.01548">
            <text:p>1.02E+000</text:p>
          </table:table-cell>
          <table:table-cell table:style-name="ce22" office:value-type="float" office:value="0.415636">
            <text:p>4.16E-001</text:p>
          </table:table-cell>
          <table:table-cell table:style-name="ce7" office:value-type="float" office:value="0.0230466">
            <text:p>2.30E-002</text:p>
          </table:table-cell>
          <table:table-cell office:value-type="float" office:value="0.0592335">
            <text:p>5.92E-002</text:p>
          </table:table-cell>
          <table:table-cell table:style-name="ce14" office:value-type="float" office:value="0.0164092">
            <text:p>1.64E-002</text:p>
          </table:table-cell>
          <table:table-cell table:style-name="ce14" office:value-type="float" office:value="0.0233008">
            <text:p>2.33E-002</text:p>
          </table:table-cell>
          <table:table-cell table:style-name="ce14" office:value-type="float" office:value="0.0599043">
            <text:p>5.99E-002</text:p>
          </table:table-cell>
          <table:table-cell table:style-name="ce14" office:value-type="float" office:value="0.0165547">
            <text:p>1.66E-002</text:p>
          </table:table-cell>
          <table:table-cell table:style-name="ce14" office:value-type="float" office:value="0.0306202">
            <text:p>3.06E-002</text:p>
          </table:table-cell>
          <table:table-cell table:style-name="ce14" office:value-type="float" office:value="0.0816821">
            <text:p>8.17E-002</text:p>
          </table:table-cell>
          <table:table-cell table:style-name="ce22" office:value-type="float" office:value="0.0210841">
            <text:p>2.11E-002</text:p>
          </table:table-cell>
          <table:table-cell table:style-name="ce7" office:value-type="float" office:value="0.00810824">
            <text:p>8.11E-003</text:p>
          </table:table-cell>
          <table:table-cell table:style-name="ce14" office:value-type="float" office:value="0.0526105">
            <text:p>5.26E-002</text:p>
          </table:table-cell>
          <table:table-cell table:style-name="ce14" office:value-type="float" office:value="0.0486432">
            <text:p>4.86E-002</text:p>
          </table:table-cell>
          <table:table-cell table:style-name="ce14" office:value-type="float" office:value="0.00840973">
            <text:p>8.41E-003</text:p>
          </table:table-cell>
          <table:table-cell table:style-name="ce14" office:value-type="float" office:value="0.052633">
            <text:p>5.26E-002</text:p>
          </table:table-cell>
          <table:table-cell table:style-name="ce14" office:value-type="float" office:value="0.050521">
            <text:p>5.05E-002</text:p>
          </table:table-cell>
          <table:table-cell table:style-name="ce14" office:value-type="float" office:value="0.013992">
            <text:p>1.40E-002</text:p>
          </table:table-cell>
          <table:table-cell table:style-name="ce14" office:value-type="float" office:value="0.0541249">
            <text:p>5.41E-002</text:p>
          </table:table-cell>
          <table:table-cell table:style-name="ce22" office:value-type="float" office:value="0.0613953">
            <text:p>6.14E-002</text:p>
          </table:table-cell>
          <table:table-cell table:style-name="ce14" table:number-columns-repeated="996"/>
        </table:table-row>
        <table:table-row table:style-name="ro1">
          <table:table-cell table:style-name="ce6" office:value-type="float" office:value="0.025">
            <text:p>2.50E-002</text:p>
          </table:table-cell>
          <table:table-cell office:value-type="float" office:value="0.0072329">
            <text:p>7.23E-003</text:p>
          </table:table-cell>
          <table:table-cell office:value-type="float" office:value="0.0154117">
            <text:p>1.54E-002</text:p>
          </table:table-cell>
          <table:table-cell office:value-type="float" office:value="0.00663767">
            <text:p>6.64E-003</text:p>
          </table:table-cell>
          <table:table-cell table:style-name="ce14" office:value-type="float" office:value="0.0127005">
            <text:p>1.27E-002</text:p>
          </table:table-cell>
          <table:table-cell office:value-type="float" office:value="0.0496888">
            <text:p>4.97E-002</text:p>
          </table:table-cell>
          <table:table-cell office:value-type="float" office:value="0.0228315">
            <text:p>2.28E-002</text:p>
          </table:table-cell>
          <table:table-cell office:value-type="float" office:value="0.0720793">
            <text:p>7.21E-002</text:p>
          </table:table-cell>
          <table:table-cell table:style-name="ce14" office:value-type="float" office:value="0.663083">
            <text:p>6.63E-001</text:p>
          </table:table-cell>
          <table:table-cell table:style-name="ce22" office:value-type="float" office:value="0.288086">
            <text:p>2.88E-001</text:p>
          </table:table-cell>
          <table:table-cell table:style-name="ce7" office:value-type="float" office:value="0.00813459">
            <text:p>8.13E-003</text:p>
          </table:table-cell>
          <table:table-cell office:value-type="float" office:value="0.0209778">
            <text:p>2.10E-002</text:p>
          </table:table-cell>
          <table:table-cell table:style-name="ce14" office:value-type="float" office:value="0.00599132">
            <text:p>5.99E-003</text:p>
          </table:table-cell>
          <table:table-cell table:style-name="ce14" office:value-type="float" office:value="0.00879389">
            <text:p>8.79E-003</text:p>
          </table:table-cell>
          <table:table-cell table:style-name="ce14" office:value-type="float" office:value="0.0228832">
            <text:p>2.29E-002</text:p>
          </table:table-cell>
          <table:table-cell table:style-name="ce14" office:value-type="float" office:value="0.00637235">
            <text:p>6.37E-003</text:p>
          </table:table-cell>
          <table:table-cell table:style-name="ce14" office:value-type="float" office:value="0.0146621">
            <text:p>1.47E-002</text:p>
          </table:table-cell>
          <table:table-cell table:style-name="ce14" office:value-type="float" office:value="0.0420928">
            <text:p>4.21E-002</text:p>
          </table:table-cell>
          <table:table-cell table:style-name="ce22" office:value-type="float" office:value="0.0102247">
            <text:p>1.02E-002</text:p>
          </table:table-cell>
          <table:table-cell table:style-name="ce7" office:value-type="float" office:value="0.00128379">
            <text:p>1.28E-003</text:p>
          </table:table-cell>
          <table:table-cell table:style-name="ce14" office:value-type="float" office:value="0.00955108">
            <text:p>9.55E-003</text:p>
          </table:table-cell>
          <table:table-cell table:style-name="ce14" office:value-type="float" office:value="0.00833928">
            <text:p>8.34E-003</text:p>
          </table:table-cell>
          <table:table-cell table:style-name="ce14" office:value-type="float" office:value="0.00172799">
            <text:p>1.73E-003</text:p>
          </table:table-cell>
          <table:table-cell table:style-name="ce14" office:value-type="float" office:value="0.010105">
            <text:p>1.01E-002</text:p>
          </table:table-cell>
          <table:table-cell table:style-name="ce14" office:value-type="float" office:value="0.00965257">
            <text:p>9.65E-003</text:p>
          </table:table-cell>
          <table:table-cell table:style-name="ce14" office:value-type="float" office:value="0.00378586">
            <text:p>3.79E-003</text:p>
          </table:table-cell>
          <table:table-cell table:style-name="ce14" office:value-type="float" office:value="0.0158263">
            <text:p>1.58E-002</text:p>
          </table:table-cell>
          <table:table-cell table:style-name="ce22" office:value-type="float" office:value="0.0191207">
            <text:p>1.91E-002</text:p>
          </table:table-cell>
          <table:table-cell table:style-name="ce14" table:number-columns-repeated="996"/>
        </table:table-row>
        <table:table-row table:style-name="ro1">
          <table:table-cell table:style-name="ce6" office:value-type="float" office:value="0.03">
            <text:p>3.00E-002</text:p>
          </table:table-cell>
          <table:table-cell office:value-type="float" office:value="0.008224">
            <text:p>8.22E-003</text:p>
          </table:table-cell>
          <table:table-cell office:value-type="float" office:value="0.0151349">
            <text:p>1.51E-002</text:p>
          </table:table-cell>
          <table:table-cell office:value-type="float" office:value="0.00677749">
            <text:p>6.78E-003</text:p>
          </table:table-cell>
          <table:table-cell table:style-name="ce14" office:value-type="float" office:value="0.0144479">
            <text:p>1.44E-002</text:p>
          </table:table-cell>
          <table:table-cell office:value-type="float" office:value="0.0477659">
            <text:p>4.78E-002</text:p>
          </table:table-cell>
          <table:table-cell office:value-type="float" office:value="0.0189094">
            <text:p>1.89E-002</text:p>
          </table:table-cell>
          <table:table-cell office:value-type="float" office:value="0.0939789">
            <text:p>9.40E-002</text:p>
          </table:table-cell>
          <table:table-cell table:style-name="ce14" office:value-type="float" office:value="0.632473">
            <text:p>6.32E-001</text:p>
          </table:table-cell>
          <table:table-cell table:style-name="ce22" office:value-type="float" office:value="0.177659">
            <text:p>1.78E-001</text:p>
          </table:table-cell>
          <table:table-cell table:style-name="ce7" office:value-type="float" office:value="0.00508917">
            <text:p>5.09E-003</text:p>
          </table:table-cell>
          <table:table-cell office:value-type="float" office:value="0.0110803">
            <text:p>1.11E-002</text:p>
          </table:table-cell>
          <table:table-cell table:style-name="ce14" office:value-type="float" office:value="0.0040738">
            <text:p>4.07E-003</text:p>
          </table:table-cell>
          <table:table-cell table:style-name="ce14" office:value-type="float" office:value="0.00606134">
            <text:p>6.06E-003</text:p>
          </table:table-cell>
          <table:table-cell table:style-name="ce14" office:value-type="float" office:value="0.0138279">
            <text:p>1.38E-002</text:p>
          </table:table-cell>
          <table:table-cell table:style-name="ce14" office:value-type="float" office:value="0.0044618">
            <text:p>4.46E-003</text:p>
          </table:table-cell>
          <table:table-cell table:style-name="ce14" office:value-type="float" office:value="0.0111807">
            <text:p>1.12E-002</text:p>
          </table:table-cell>
          <table:table-cell table:style-name="ce14" office:value-type="float" office:value="0.0294234">
            <text:p>2.94E-002</text:p>
          </table:table-cell>
          <table:table-cell table:style-name="ce22" office:value-type="float" office:value="0.00787335">
            <text:p>7.87E-003</text:p>
          </table:table-cell>
          <table:table-cell table:style-name="ce7" office:value-type="float" office:value="0.00350837">
            <text:p>3.51E-003</text:p>
          </table:table-cell>
          <table:table-cell table:style-name="ce14" office:value-type="float" office:value="0.00536366">
            <text:p>5.36E-003</text:p>
          </table:table-cell>
          <table:table-cell table:style-name="ce14" office:value-type="float" office:value="0.00760376">
            <text:p>7.60E-003</text:p>
          </table:table-cell>
          <table:table-cell table:style-name="ce14" office:value-type="float" office:value="0.00364789">
            <text:p>3.65E-003</text:p>
          </table:table-cell>
          <table:table-cell table:style-name="ce14" office:value-type="float" office:value="0.00730128">
            <text:p>7.30E-003</text:p>
          </table:table-cell>
          <table:table-cell table:style-name="ce14" office:value-type="float" office:value="0.0105361">
            <text:p>1.05E-002</text:p>
          </table:table-cell>
          <table:table-cell table:style-name="ce14" office:value-type="float" office:value="0.00559053">
            <text:p>5.59E-003</text:p>
          </table:table-cell>
          <table:table-cell table:style-name="ce14" office:value-type="float" office:value="0.0162696">
            <text:p>1.63E-002</text:p>
          </table:table-cell>
          <table:table-cell table:style-name="ce22" office:value-type="float" office:value="0.0227927">
            <text:p>2.28E-002</text:p>
          </table:table-cell>
          <table:table-cell table:style-name="ce14" table:number-columns-repeated="996"/>
        </table:table-row>
        <table:table-row table:style-name="ro1">
          <table:table-cell table:style-name="ce6" office:value-type="float" office:value="0.035">
            <text:p>3.50E-002</text:p>
          </table:table-cell>
          <table:table-cell office:value-type="float" office:value="0.00946547">
            <text:p>9.47E-003</text:p>
          </table:table-cell>
          <table:table-cell office:value-type="float" office:value="0.0171418">
            <text:p>1.71E-002</text:p>
          </table:table-cell>
          <table:table-cell office:value-type="float" office:value="0.00785072">
            <text:p>7.85E-003</text:p>
          </table:table-cell>
          <table:table-cell table:style-name="ce14" office:value-type="float" office:value="0.0161501">
            <text:p>1.62E-002</text:p>
          </table:table-cell>
          <table:table-cell office:value-type="float" office:value="0.04913">
            <text:p>4.91E-002</text:p>
          </table:table-cell>
          <table:table-cell office:value-type="float" office:value="0.0205082">
            <text:p>2.05E-002</text:p>
          </table:table-cell>
          <table:table-cell office:value-type="float" office:value="0.0967124">
            <text:p>9.67E-002</text:p>
          </table:table-cell>
          <table:table-cell table:style-name="ce14" office:value-type="float" office:value="0.623689">
            <text:p>6.24E-001</text:p>
          </table:table-cell>
          <table:table-cell table:style-name="ce22" office:value-type="float" office:value="0.175703">
            <text:p>1.76E-001</text:p>
          </table:table-cell>
          <table:table-cell table:style-name="ce7" office:value-type="float" office:value="0.00487837">
            <text:p>4.88E-003</text:p>
          </table:table-cell>
          <table:table-cell office:value-type="float" office:value="0.0107857">
            <text:p>1.08E-002</text:p>
          </table:table-cell>
          <table:table-cell table:style-name="ce14" office:value-type="float" office:value="0.00411879">
            <text:p>4.12E-003</text:p>
          </table:table-cell>
          <table:table-cell table:style-name="ce14" office:value-type="float" office:value="0.00597236">
            <text:p>5.97E-003</text:p>
          </table:table-cell>
          <table:table-cell table:style-name="ce14" office:value-type="float" office:value="0.0142947">
            <text:p>1.43E-002</text:p>
          </table:table-cell>
          <table:table-cell table:style-name="ce14" office:value-type="float" office:value="0.00456492">
            <text:p>4.56E-003</text:p>
          </table:table-cell>
          <table:table-cell table:style-name="ce14" office:value-type="float" office:value="0.0106215">
            <text:p>1.06E-002</text:p>
          </table:table-cell>
          <table:table-cell table:style-name="ce14" office:value-type="float" office:value="0.0311998">
            <text:p>3.12E-002</text:p>
          </table:table-cell>
          <table:table-cell table:style-name="ce22" office:value-type="float" office:value="0.00757152">
            <text:p>7.57E-003</text:p>
          </table:table-cell>
          <table:table-cell table:style-name="ce7" office:value-type="float" office:value="0.00449458">
            <text:p>4.49E-003</text:p>
          </table:table-cell>
          <table:table-cell table:style-name="ce14" office:value-type="float" office:value="0.00932113">
            <text:p>9.32E-003</text:p>
          </table:table-cell>
          <table:table-cell table:style-name="ce14" office:value-type="float" office:value="0.00995612">
            <text:p>9.96E-003</text:p>
          </table:table-cell>
          <table:table-cell table:style-name="ce14" office:value-type="float" office:value="0.00464579">
            <text:p>4.65E-003</text:p>
          </table:table-cell>
          <table:table-cell table:style-name="ce14" office:value-type="float" office:value="0.011477">
            <text:p>1.15E-002</text:p>
          </table:table-cell>
          <table:table-cell table:style-name="ce14" office:value-type="float" office:value="0.0129914">
            <text:p>1.30E-002</text:p>
          </table:table-cell>
          <table:table-cell table:style-name="ce14" office:value-type="float" office:value="0.00629197">
            <text:p>6.29E-003</text:p>
          </table:table-cell>
          <table:table-cell table:style-name="ce14" office:value-type="float" office:value="0.023537">
            <text:p>2.35E-002</text:p>
          </table:table-cell>
          <table:table-cell table:style-name="ce22" office:value-type="float" office:value="0.0292275">
            <text:p>2.92E-002</text:p>
          </table:table-cell>
          <table:table-cell table:style-name="ce14" table:number-columns-repeated="996"/>
        </table:table-row>
        <table:table-row table:style-name="ro1">
          <table:table-cell table:style-name="ce6" office:value-type="float" office:value="0.04">
            <text:p>4.00E-002</text:p>
          </table:table-cell>
          <table:table-cell office:value-type="float" office:value="0.0107587">
            <text:p>1.08E-002</text:p>
          </table:table-cell>
          <table:table-cell office:value-type="float" office:value="0.0194386">
            <text:p>1.94E-002</text:p>
          </table:table-cell>
          <table:table-cell office:value-type="float" office:value="0.00889302">
            <text:p>8.89E-003</text:p>
          </table:table-cell>
          <table:table-cell table:style-name="ce14" office:value-type="float" office:value="0.0177252">
            <text:p>1.77E-002</text:p>
          </table:table-cell>
          <table:table-cell office:value-type="float" office:value="0.0534817">
            <text:p>5.35E-002</text:p>
          </table:table-cell>
          <table:table-cell office:value-type="float" office:value="0.0224804">
            <text:p>2.25E-002</text:p>
          </table:table-cell>
          <table:table-cell office:value-type="float" office:value="0.0966814">
            <text:p>9.67E-002</text:p>
          </table:table-cell>
          <table:table-cell table:style-name="ce14" office:value-type="float" office:value="0.650028">
            <text:p>6.50E-001</text:p>
          </table:table-cell>
          <table:table-cell table:style-name="ce22" office:value-type="float" office:value="0.181539">
            <text:p>1.82E-001</text:p>
          </table:table-cell>
          <table:table-cell table:style-name="ce7" office:value-type="float" office:value="0.00597669">
            <text:p>5.98E-003</text:p>
          </table:table-cell>
          <table:table-cell office:value-type="float" office:value="0.0134778">
            <text:p>1.35E-002</text:p>
          </table:table-cell>
          <table:table-cell table:style-name="ce14" office:value-type="float" office:value="0.00469037">
            <text:p>4.69E-003</text:p>
          </table:table-cell>
          <table:table-cell table:style-name="ce14" office:value-type="float" office:value="0.00680797">
            <text:p>6.81E-003</text:p>
          </table:table-cell>
          <table:table-cell table:style-name="ce14" office:value-type="float" office:value="0.0166553">
            <text:p>1.67E-002</text:p>
          </table:table-cell>
          <table:table-cell table:style-name="ce14" office:value-type="float" office:value="0.00492737">
            <text:p>4.93E-003</text:p>
          </table:table-cell>
          <table:table-cell table:style-name="ce14" office:value-type="float" office:value="0.0135742">
            <text:p>1.36E-002</text:p>
          </table:table-cell>
          <table:table-cell table:style-name="ce14" office:value-type="float" office:value="0.0324679">
            <text:p>3.25E-002</text:p>
          </table:table-cell>
          <table:table-cell table:style-name="ce22" office:value-type="float" office:value="0.00690365">
            <text:p>6.90E-003</text:p>
          </table:table-cell>
          <table:table-cell table:style-name="ce7" office:value-type="float" office:value="0.00495589">
            <text:p>4.96E-003</text:p>
          </table:table-cell>
          <table:table-cell table:style-name="ce14" office:value-type="float" office:value="0.0133512">
            <text:p>1.34E-002</text:p>
          </table:table-cell>
          <table:table-cell table:style-name="ce14" office:value-type="float" office:value="0.0105703">
            <text:p>1.06E-002</text:p>
          </table:table-cell>
          <table:table-cell table:style-name="ce14" office:value-type="float" office:value="0.00517197">
            <text:p>5.17E-003</text:p>
          </table:table-cell>
          <table:table-cell table:style-name="ce14" office:value-type="float" office:value="0.0154705">
            <text:p>1.55E-002</text:p>
          </table:table-cell>
          <table:table-cell table:style-name="ce14" office:value-type="float" office:value="0.0131206">
            <text:p>1.31E-002</text:p>
          </table:table-cell>
          <table:table-cell table:style-name="ce14" office:value-type="float" office:value="0.00746822">
            <text:p>7.47E-003</text:p>
          </table:table-cell>
          <table:table-cell table:style-name="ce14" office:value-type="float" office:value="0.0305658">
            <text:p>3.06E-002</text:p>
          </table:table-cell>
          <table:table-cell table:style-name="ce22" office:value-type="float" office:value="0.0224006">
            <text:p>2.24E-002</text:p>
          </table:table-cell>
          <table:table-cell table:style-name="ce14" table:number-columns-repeated="996"/>
        </table:table-row>
        <table:table-row table:style-name="ro1">
          <table:table-cell table:style-name="ce7" office:value-type="float" office:value="0.045">
            <text:p>4.50E-002</text:p>
          </table:table-cell>
          <table:table-cell table:style-name="ce7" office:value-type="float" office:value="0.0121025">
            <text:p>1.21E-002</text:p>
          </table:table-cell>
          <table:table-cell office:value-type="float" office:value="0.0220551">
            <text:p>2.21E-002</text:p>
          </table:table-cell>
          <table:table-cell office:value-type="float" office:value="0.0102167">
            <text:p>1.02E-002</text:p>
          </table:table-cell>
          <table:table-cell table:style-name="ce14" office:value-type="float" office:value="0.0189287">
            <text:p>1.89E-002</text:p>
          </table:table-cell>
          <table:table-cell office:value-type="float" office:value="0.0576231">
            <text:p>5.76E-002</text:p>
          </table:table-cell>
          <table:table-cell office:value-type="float" office:value="0.0269228">
            <text:p>2.69E-002</text:p>
          </table:table-cell>
          <table:table-cell office:value-type="float" office:value="0.0780362">
            <text:p>7.80E-002</text:p>
          </table:table-cell>
          <table:table-cell table:style-name="ce14" office:value-type="float" office:value="0.658631">
            <text:p>6.59E-001</text:p>
          </table:table-cell>
          <table:table-cell table:style-name="ce22" office:value-type="float" office:value="0.263874">
            <text:p>2.64E-001</text:p>
          </table:table-cell>
          <table:table-cell table:style-name="ce7" office:value-type="float" office:value="0.00851899">
            <text:p>8.52E-003</text:p>
          </table:table-cell>
          <table:table-cell office:value-type="float" office:value="0.016599">
            <text:p>1.66E-002</text:p>
          </table:table-cell>
          <table:table-cell table:style-name="ce14" office:value-type="float" office:value="0.00630644">
            <text:p>6.31E-003</text:p>
          </table:table-cell>
          <table:table-cell table:style-name="ce14" office:value-type="float" office:value="0.0092607">
            <text:p>9.26E-003</text:p>
          </table:table-cell>
          <table:table-cell table:style-name="ce14" office:value-type="float" office:value="0.018907">
            <text:p>1.89E-002</text:p>
          </table:table-cell>
          <table:table-cell table:style-name="ce14" office:value-type="float" office:value="0.00668282">
            <text:p>6.68E-003</text:p>
          </table:table-cell>
          <table:table-cell table:style-name="ce14" office:value-type="float" office:value="0.014816">
            <text:p>1.48E-002</text:p>
          </table:table-cell>
          <table:table-cell table:style-name="ce14" office:value-type="float" office:value="0.0300604">
            <text:p>3.01E-002</text:p>
          </table:table-cell>
          <table:table-cell table:style-name="ce22" office:value-type="float" office:value="0.0101146">
            <text:p>1.01E-002</text:p>
          </table:table-cell>
          <table:table-cell table:style-name="ce7" office:value-type="float" office:value="0.00701477">
            <text:p>7.01E-003</text:p>
          </table:table-cell>
          <table:table-cell table:style-name="ce14" office:value-type="float" office:value="0.017971">
            <text:p>1.80E-002</text:p>
          </table:table-cell>
          <table:table-cell table:style-name="ce14" office:value-type="float" office:value="0.00998473">
            <text:p>9.98E-003</text:p>
          </table:table-cell>
          <table:table-cell table:style-name="ce14" office:value-type="float" office:value="0.00723966">
            <text:p>7.24E-003</text:p>
          </table:table-cell>
          <table:table-cell table:style-name="ce14" office:value-type="float" office:value="0.0210041">
            <text:p>2.10E-002</text:p>
          </table:table-cell>
          <table:table-cell table:style-name="ce14" office:value-type="float" office:value="0.0121472">
            <text:p>1.21E-002</text:p>
          </table:table-cell>
          <table:table-cell table:style-name="ce14" office:value-type="float" office:value="0.00979895">
            <text:p>9.80E-003</text:p>
          </table:table-cell>
          <table:table-cell table:style-name="ce14" office:value-type="float" office:value="0.0378369">
            <text:p>3.78E-002</text:p>
          </table:table-cell>
          <table:table-cell table:style-name="ce22" office:value-type="float" office:value="0.0210229">
            <text:p>2.10E-002</text:p>
          </table:table-cell>
          <table:table-cell table:style-name="ce14" table:number-columns-repeated="996"/>
        </table:table-row>
        <table:table-row table:style-name="ro1">
          <table:table-cell table:style-name="ce8" office:value-type="float" office:value="0.05">
            <text:p>5.00E-002</text:p>
          </table:table-cell>
          <table:table-cell table:style-name="ce8" office:value-type="float" office:value="0.0133428">
            <text:p>1.33E-002</text:p>
          </table:table-cell>
          <table:table-cell table:style-name="ce13" office:value-type="float" office:value="0.0242149">
            <text:p>2.42E-002</text:p>
          </table:table-cell>
          <table:table-cell table:style-name="ce13" office:value-type="float" office:value="0.0110231">
            <text:p>1.10E-002</text:p>
          </table:table-cell>
          <table:table-cell table:style-name="ce13" office:value-type="float" office:value="0.0206914">
            <text:p>2.07E-002</text:p>
          </table:table-cell>
          <table:table-cell table:style-name="ce13" office:value-type="float" office:value="0.0575752">
            <text:p>5.76E-002</text:p>
          </table:table-cell>
          <table:table-cell table:style-name="ce13" office:value-type="float" office:value="0.0280264">
            <text:p>2.80E-002</text:p>
          </table:table-cell>
          <table:table-cell table:style-name="ce13" office:value-type="float" office:value="0.0857634">
            <text:p>8.58E-002</text:p>
          </table:table-cell>
          <table:table-cell table:style-name="ce13" office:value-type="float" office:value="0.619093">
            <text:p>6.19E-001</text:p>
          </table:table-cell>
          <table:table-cell table:style-name="ce23" office:value-type="float" office:value="0.263344">
            <text:p>2.63E-001</text:p>
          </table:table-cell>
          <table:table-cell table:style-name="ce8" office:value-type="float" office:value="0.00921442">
            <text:p>9.21E-003</text:p>
          </table:table-cell>
          <table:table-cell table:style-name="ce13" office:value-type="float" office:value="0.0206629">
            <text:p>2.07E-002</text:p>
          </table:table-cell>
          <table:table-cell table:style-name="ce13" office:value-type="float" office:value="0.00697288">
            <text:p>6.97E-003</text:p>
          </table:table-cell>
          <table:table-cell table:style-name="ce13" office:value-type="float" office:value="0.0093832">
            <text:p>9.38E-003</text:p>
          </table:table-cell>
          <table:table-cell table:style-name="ce13" office:value-type="float" office:value="0.024532">
            <text:p>2.45E-002</text:p>
          </table:table-cell>
          <table:table-cell table:style-name="ce13" office:value-type="float" office:value="0.00724809">
            <text:p>7.25E-003</text:p>
          </table:table-cell>
          <table:table-cell table:style-name="ce13" office:value-type="float" office:value="0.0137445">
            <text:p>1.37E-002</text:p>
          </table:table-cell>
          <table:table-cell table:style-name="ce13" office:value-type="float" office:value="0.0449247">
            <text:p>4.49E-002</text:p>
          </table:table-cell>
          <table:table-cell table:style-name="ce23" office:value-type="float" office:value="0.00841246">
            <text:p>8.41E-003</text:p>
          </table:table-cell>
          <table:table-cell table:style-name="ce8" office:value-type="float" office:value="0.009182">
            <text:p>9.18E-003</text:p>
          </table:table-cell>
          <table:table-cell table:style-name="ce13" office:value-type="float" office:value="0.022711">
            <text:p>2.27E-002</text:p>
          </table:table-cell>
          <table:table-cell table:style-name="ce13" office:value-type="float" office:value="0.0095273">
            <text:p>9.53E-003</text:p>
          </table:table-cell>
          <table:table-cell table:style-name="ce13" office:value-type="float" office:value="0.00957016">
            <text:p>9.57E-003</text:p>
          </table:table-cell>
          <table:table-cell table:style-name="ce13" office:value-type="float" office:value="0.0259744">
            <text:p>2.60E-002</text:p>
          </table:table-cell>
          <table:table-cell table:style-name="ce13" office:value-type="float" office:value="0.0127452">
            <text:p>1.27E-002</text:p>
          </table:table-cell>
          <table:table-cell table:style-name="ce13" office:value-type="float" office:value="0.0128295">
            <text:p>1.28E-002</text:p>
          </table:table-cell>
          <table:table-cell table:style-name="ce13" office:value-type="float" office:value="0.0422399">
            <text:p>4.22E-002</text:p>
          </table:table-cell>
          <table:table-cell table:style-name="ce23" office:value-type="float" office:value="0.0262608">
            <text:p>2.63E-002</text:p>
          </table:table-cell>
          <table:table-cell table:style-name="ce14" table:number-columns-repeated="996"/>
        </table:table-row>
        <table:table-row table:style-name="ro2">
          <table:table-cell table:number-columns-repeated="2"/>
          <table:table-cell table:style-name="ce15" table:number-columns-repeated="6"/>
          <table:table-cell table:style-name="ce14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5" table:number-columns-repeated="6"/>
          <table:table-cell table:style-name="ce14"/>
          <table:table-cell table:style-name="ce24" table:number-columns-spanned="3" table:number-rows-spanned="1"/>
          <table:covered-table-cell table:style-name="ce26"/>
          <table:covered-table-cell table:style-name="ce26"/>
          <table:table-cell table:style-name="ce27"/>
          <table:table-cell table:style-name="ce24" table:number-columns-spanned="3" table:number-rows-spanned="1"/>
          <table:covered-table-cell table:style-name="ce26"/>
          <table:covered-table-cell table:style-name="ce26"/>
          <table:table-cell table:number-columns-repeated="100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"/>
          <table:table-cell table:number-columns-repeated="2"/>
          <table:table-cell table:style-name="Default"/>
          <table:table-cell table:style-name="ce14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Default">
            <draw:frame table:end-cell-address="Sheet1.J36" table:end-x="0.5091in" table:end-y="0.074in" draw:z-index="1" draw:style-name="gr1" svg:width="4.7602in" svg:height="3.1157in" svg:x="0.7591in" svg:y="0.1461in">
              <draw:object draw:notify-on-update-of-ranges="Sheet1.K5:Sheet1.K5 Sheet1.K6:Sheet1.K14 Sheet1.A6:Sheet1.A14 Sheet1.N5:Sheet1.N5 Sheet1.N6:Sheet1.N14 Sheet1.A6:Sheet1.A14 Sheet1.Q5:Sheet1.Q5 Sheet1.Q6:Sheet1.Q14 Sheet1.A6:Sheet1.A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4"/>
          <table:table-cell/>
          <table:table-cell table:style-name="Default" table:number-columns-repeated="2"/>
          <table:table-cell table:style-name="ce14"/>
          <table:table-cell table:style-name="Default">
            <draw:frame table:end-cell-address="Sheet1.N37" table:end-x="0.6803in" table:end-y="0.0453in" draw:z-index="2" draw:style-name="gr1" svg:width="3.5744in" svg:height="3.2543in" svg:x="0.6622in" svg:y="0.1559in">
              <draw:object draw:notify-on-update-of-ranges="Sheet1.T5:Sheet1.T5 Sheet1.T6:Sheet1.T14 Sheet1.A6:Sheet1.A14 Sheet1.W5:Sheet1.W5 Sheet1.W6:Sheet1.W14 Sheet1.A6:Sheet1.A14 Sheet1.Z5:Sheet1.Z5 Sheet1.Z6:Sheet1.Z14 Sheet1.A6:Sheet1.A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>
            <draw:frame table:end-cell-address="Sheet1.D38" table:end-x="0.5894in" table:end-y="0.0323in" draw:z-index="0" draw:style-name="gr1" svg:width="3.174in" svg:height="3.2504in" svg:x="0.011in" svg:y="0.1469in">
              <draw:object draw:notify-on-update-of-ranges="Sheet1.B5:Sheet1.B5 Sheet1.B6:Sheet1.B14 Sheet1.A6:Sheet1.A14 Sheet1.E5:Sheet1.E5 Sheet1.E6:Sheet1.E14 Sheet1.A6:Sheet1.A14 Sheet1.H5:Sheet1.H5 Sheet1.H6:Sheet1.H14 Sheet1.A6:Sheet1.A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2"/>
          <table:table-cell table:style-name="ce14"/>
          <table:table-cell/>
          <table:table-cell table:style-name="Default" table:number-columns-repeated="2"/>
          <table:table-cell table:style-name="ce14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"/>
          <table:table-cell/>
          <table:table-cell table:style-name="Default" table:number-columns-repeated="2"/>
          <table:table-cell table:style-name="ce14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4"/>
          <table:table-cell/>
          <table:table-cell table:style-name="Default" table:number-columns-repeated="2"/>
          <table:table-cell table:style-name="ce14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4"/>
          <table:table-cell table:number-columns-repeated="2"/>
          <table:table-cell table:style-name="Default"/>
          <table:table-cell table:style-name="ce14"/>
          <table:table-cell/>
          <table:table-cell table:style-name="Default" table:number-columns-repeated="2"/>
          <table:table-cell table:number-columns-repeated="1012"/>
        </table:table-row>
        <table:table-row table:style-name="ro2" table:number-rows-repeated="4">
          <table:table-cell table:number-columns-repeated="4"/>
          <table:table-cell table:style-name="ce14"/>
          <table:table-cell table:number-columns-repeated="2"/>
          <table:table-cell table:style-name="Default"/>
          <table:table-cell table:style-name="ce14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3">
          <table:table-cell table:number-columns-repeated="3"/>
          <table:table-cell table:style-name="Default"/>
          <table:table-cell table:style-name="ce14"/>
          <table:table-cell table:number-columns-repeated="2"/>
          <table:table-cell table:style-name="Default"/>
          <table:table-cell table:style-name="ce14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7">
          <table:table-cell table:number-columns-repeated="4"/>
          <table:table-cell table:style-name="ce14"/>
          <table:table-cell table:number-columns-repeated="2"/>
          <table:table-cell table:style-name="Default"/>
          <table:table-cell table:style-name="ce14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number-columns-repeated="3"/>
          <table:table-cell table:style-name="Default"/>
          <table:table-cell table:style-name="ce14"/>
          <table:table-cell table:number-columns-repeated="2"/>
          <table:table-cell table:style-name="Default"/>
          <table:table-cell table:style-name="ce14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style-name="ce14"/>
          <table:table-cell table:number-columns-repeated="2"/>
          <table:table-cell table:style-name="Default"/>
          <table:table-cell table:style-name="ce14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Default">
            <draw:frame table:end-cell-address="Sheet1.D57" table:end-x="0.5783in" table:end-y="0.0661in" draw:z-index="3" draw:style-name="gr1" svg:width="3.174in" svg:height="3.2504in" svg:x="0in" svg:y="0.0039in">
              <draw:object draw:notify-on-update-of-ranges="Sheet1.C5:Sheet1.C5 Sheet1.C6:Sheet1.C14 Sheet1.A6:Sheet1.A14 Sheet1.F5:Sheet1.F5 Sheet1.F6:Sheet1.F14 Sheet1.A6:Sheet1.A14 Sheet1.I5:Sheet1.I5 Sheet1.I6:Sheet1.I14 Sheet1.A6:Sheet1.A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  <table:table-cell/>
          <table:table-cell>
            <draw:frame table:end-cell-address="Sheet1.K56" table:end-x="0.4547in" table:end-y="0.1083in" draw:z-index="4" draw:style-name="gr1" svg:width="4.7602in" svg:height="3.1157in" svg:x="0.0142in" svg:y="0.0035in">
              <draw:object draw:notify-on-update-of-ranges="Sheet1.L5:Sheet1.L5 Sheet1.L6:Sheet1.L14 Sheet1.A6:Sheet1.A14 Sheet1.O5:Sheet1.O5 Sheet1.O6:Sheet1.O14 Sheet1.A6:Sheet1.A14 Sheet1.R5:Sheet1.R5 Sheet1.R6:Sheet1.R14 Sheet1.A6:Sheet1.A1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P57" table:end-x="0.065in" table:end-y="0.1327in" draw:z-index="5" draw:style-name="gr1" svg:width="3.5748in" svg:height="3.2543in" svg:x="0.0461in" svg:y="0.0665in">
              <draw:object draw:notify-on-update-of-ranges="Sheet1.U5:Sheet1.U5 Sheet1.U6:Sheet1.U14 Sheet1.A6:Sheet1.A14 Sheet1.X5:Sheet1.X5 Sheet1.X6:Sheet1.X14 Sheet1.A6:Sheet1.A14 Sheet1.AA5:Sheet1.AA5 Sheet1.AA6:Sheet1.AA14 Sheet1.A6:Sheet1.A1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>
            <draw:frame table:end-cell-address="Sheet1.D77" table:end-x="0.5783in" table:end-y="0.0705in" draw:z-index="6" draw:style-name="gr1" svg:width="3.174in" svg:height="3.2504in" svg:x="0in" svg:y="0.0083in">
              <draw:object draw:notify-on-update-of-ranges="Sheet1.D5:Sheet1.D5 Sheet1.D6:Sheet1.D14 Sheet1.A6:Sheet1.A14 Sheet1.G5:Sheet1.G5 Sheet1.G6:Sheet1.G14 Sheet1.A6:Sheet1.A14 Sheet1.J5:Sheet1.J5 Sheet1.J6:Sheet1.J14 Sheet1.A6:Sheet1.A1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Default" table:number-columns-repeated="2"/>
          <table:table-cell/>
          <table:table-cell>
            <draw:frame table:end-cell-address="Sheet1.K76" table:end-x="0.4547in" table:end-y="0.113in" draw:z-index="7" draw:style-name="gr1" svg:width="4.7602in" svg:height="3.1157in" svg:x="0.0142in" svg:y="0.0083in">
              <draw:object draw:notify-on-update-of-ranges="Sheet1.M5:Sheet1.M5 Sheet1.M6:Sheet1.M14 Sheet1.A6:Sheet1.A14 Sheet1.P5:Sheet1.P5 Sheet1.P6:Sheet1.P14 Sheet1.A6:Sheet1.A14 Sheet1.S5:Sheet1.S5 Sheet1.S6:Sheet1.S14 Sheet1.A6:Sheet1.A1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7"/>
          <table:table-cell>
            <draw:frame table:end-cell-address="Sheet1.P78" table:end-x="0.0319in" table:end-y="0.0744in" draw:z-index="8" draw:style-name="gr1" svg:width="3.5748in" svg:height="3.2543in" svg:x="0.013in" svg:y="0.0083in">
              <draw:object draw:notify-on-update-of-ranges="Sheet1.V5:Sheet1.V5 Sheet1.V6:Sheet1.V14 Sheet1.A6:Sheet1.A14 Sheet1.Y5:Sheet1.Y5 Sheet1.Y6:Sheet1.Y14 Sheet1.A6:Sheet1.A14 Sheet1.AB5:Sheet1.AB5 Sheet1.AB6:Sheet1.AB14 Sheet1.A6:Sheet1.A1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14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9-15T14:46:37</dc:date>
    <meta:editing-duration>PT09H10M47S</meta:editing-duration>
    <meta:editing-cycles>36</meta:editing-cycles>
    <meta:generator>OpenOffice.org/3.1$Linux OpenOffice.org_project/310m21$Build-9319</meta:generator>
    <meta:document-statistic meta:table-count="3" meta:cell-count="29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title svg:x="2.721cm" svg:y="0.166cm" chart:style-name="ch2">
          <text:p>whole domain</text:p>
        </chart:title>
        <chart:legend chart:legend-position="top" svg:x="3.452cm" svg:y="0.666cm" chart:style-name="ch3"/>
        <chart:plot-area chart:style-name="ch4" table:cell-range-address="Sheet1.A6:Sheet1.B14 Sheet1.A5:Sheet1.B5 Sheet1.E5:Sheet1.E14 Sheet1.H5:Sheet1.H14" chart:data-source-has-labels="row" svg:x="0.238cm" svg:y="0.604cm" svg:width="7.577cm" svg:height="7.668cm">
          <chart:axis chart:dimension="x" chart:name="primary-x" chart:style-name="ch5">
            <chart:title svg:x="3.267cm" svg:y="7.851cm" chart:style-name="ch6">
              <text:p>support length</text:p>
            </chart:title>
          </chart:axis>
          <chart:axis chart:dimension="y" chart:name="primary-y" chart:style-name="ch7">
            <chart:title svg:x="0.278cm" svg:y="8.233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6:Sheet1.B14" chart:label-cell-address="Sheet1.B5:Sheet1.B5" chart:class="chart:scatter">
            <chart:domain table:cell-range-address="Sheet1.A6:Sheet1.A14"/>
            <chart:data-point chart:repeated="9"/>
          </chart:series>
          <chart:series chart:style-name="ch11" chart:values-cell-range-address="Sheet1.E6:Sheet1.E14" chart:label-cell-address="Sheet1.E5:Sheet1.E5" chart:class="chart:scatter">
            <chart:data-point chart:repeated="9"/>
          </chart:series>
          <chart:series chart:style-name="ch12" chart:values-cell-range-address="Sheet1.H6:Sheet1.H14" chart:label-cell-address="Sheet1.H5:Sheet1.H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_rho</text:p>
              </table:table-cell>
              <table:table-cell office:value-type="string">
                <text:p text:id="Sheet1.E5:Sheet1.E5">L2_rho</text:p>
              </table:table-cell>
              <table:table-cell office:value-type="string">
                <text:p text:id="Sheet1.H5:Sheet1.H5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0.0210541">
                <text:p text:id="Sheet1.B6:Sheet1.B14">0.0210541</text:p>
              </table:table-cell>
              <table:table-cell office:value-type="float" office:value="0.0390309">
                <text:p text:id="Sheet1.E6:Sheet1.E14">0.0390309</text:p>
              </table:table-cell>
              <table:table-cell office:value-type="float" office:value="0.176705">
                <text:p text:id="Sheet1.H6:Sheet1.H14">0.1767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0132179">
                <text:p>0.0132179</text:p>
              </table:table-cell>
              <table:table-cell office:value-type="float" office:value="0.0269255">
                <text:p>0.0269255</text:p>
              </table:table-cell>
              <table:table-cell office:value-type="float" office:value="0.129885">
                <text:p>0.129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9638">
                <text:p>0.009638</text:p>
              </table:table-cell>
              <table:table-cell office:value-type="float" office:value="0.0175619">
                <text:p>0.0175619</text:p>
              </table:table-cell>
              <table:table-cell office:value-type="float" office:value="0.122047">
                <text:p>0.122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072329">
                <text:p>0.0072329</text:p>
              </table:table-cell>
              <table:table-cell office:value-type="float" office:value="0.0127005">
                <text:p>0.0127005</text:p>
              </table:table-cell>
              <table:table-cell office:value-type="float" office:value="0.0720793">
                <text:p>0.0720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8224">
                <text:p>0.008224</text:p>
              </table:table-cell>
              <table:table-cell office:value-type="float" office:value="0.0144479">
                <text:p>0.0144479</text:p>
              </table:table-cell>
              <table:table-cell office:value-type="float" office:value="0.0939789">
                <text:p>0.0939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0946547">
                <text:p>0.00946547</text:p>
              </table:table-cell>
              <table:table-cell office:value-type="float" office:value="0.0161501">
                <text:p>0.0161501</text:p>
              </table:table-cell>
              <table:table-cell office:value-type="float" office:value="0.0967124">
                <text:p>0.0967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107587">
                <text:p>0.0107587</text:p>
              </table:table-cell>
              <table:table-cell office:value-type="float" office:value="0.0177252">
                <text:p>0.0177252</text:p>
              </table:table-cell>
              <table:table-cell office:value-type="float" office:value="0.0966814">
                <text:p>0.0966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121025">
                <text:p>0.0121025</text:p>
              </table:table-cell>
              <table:table-cell office:value-type="float" office:value="0.0189287">
                <text:p>0.0189287</text:p>
              </table:table-cell>
              <table:table-cell office:value-type="float" office:value="0.0780362">
                <text:p>0.0780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0133428">
                <text:p>0.0133428</text:p>
              </table:table-cell>
              <table:table-cell office:value-type="float" office:value="0.0206914">
                <text:p>0.0206914</text:p>
              </table:table-cell>
              <table:table-cell office:value-type="float" office:value="0.0857634">
                <text:p>0.0857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4 Sheet1.K5:Sheet1.K14 Sheet1.N5:Sheet1.N14 Sheet1.Q5:Sheet1.Q14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6:Sheet1.K14" chart:label-cell-address="Sheet1.K5:Sheet1.K5" chart:class="chart:scatter">
            <chart:domain table:cell-range-address="Sheet1.A6:Sheet1.A14"/>
            <chart:data-point chart:repeated="9"/>
          </chart:series>
          <chart:series chart:style-name="ch8" chart:values-cell-range-address="Sheet1.N6:Sheet1.N14" chart:label-cell-address="Sheet1.N5:Sheet1.N5" chart:class="chart:scatter">
            <chart:data-point chart:repeated="9"/>
          </chart:series>
          <chart:series chart:style-name="ch9" chart:values-cell-range-address="Sheet1.Q6:Sheet1.Q14" chart:label-cell-address="Sheet1.Q5:Sheet1.Q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5:Sheet1.K5">L1_rho3</text:p>
              </table:table-cell>
              <table:table-cell office:value-type="string">
                <text:p text:id="Sheet1.N5:Sheet1.N5">L2_rho3</text:p>
              </table:table-cell>
              <table:table-cell office:value-type="string">
                <text:p text:id="Sheet1.Q5:Sheet1.Q5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0.0552505">
                <text:p text:id="Sheet1.K6:Sheet1.K14">0.0552505</text:p>
              </table:table-cell>
              <table:table-cell office:value-type="float" office:value="0.0562693">
                <text:p text:id="Sheet1.N6:Sheet1.N14">0.0562693</text:p>
              </table:table-cell>
              <table:table-cell office:value-type="float" office:value="0.0648364">
                <text:p text:id="Sheet1.Q6:Sheet1.Q14">0.06483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0361863">
                <text:p>0.0361863</text:p>
              </table:table-cell>
              <table:table-cell office:value-type="float" office:value="0.0370129">
                <text:p>0.0370129</text:p>
              </table:table-cell>
              <table:table-cell office:value-type="float" office:value="0.043225">
                <text:p>0.043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230466">
                <text:p>0.0230466</text:p>
              </table:table-cell>
              <table:table-cell office:value-type="float" office:value="0.0233008">
                <text:p>0.0233008</text:p>
              </table:table-cell>
              <table:table-cell office:value-type="float" office:value="0.0306202">
                <text:p>0.0306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0813459">
                <text:p>0.00813459</text:p>
              </table:table-cell>
              <table:table-cell office:value-type="float" office:value="0.00879389">
                <text:p>0.00879389</text:p>
              </table:table-cell>
              <table:table-cell office:value-type="float" office:value="0.0146621">
                <text:p>0.0146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508917">
                <text:p>0.00508917</text:p>
              </table:table-cell>
              <table:table-cell office:value-type="float" office:value="0.00606134">
                <text:p>0.00606134</text:p>
              </table:table-cell>
              <table:table-cell office:value-type="float" office:value="0.0111807">
                <text:p>0.0111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0487837">
                <text:p>0.00487837</text:p>
              </table:table-cell>
              <table:table-cell office:value-type="float" office:value="0.00597236">
                <text:p>0.00597236</text:p>
              </table:table-cell>
              <table:table-cell office:value-type="float" office:value="0.0106215">
                <text:p>0.0106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0597669">
                <text:p>0.00597669</text:p>
              </table:table-cell>
              <table:table-cell office:value-type="float" office:value="0.00680797">
                <text:p>0.00680797</text:p>
              </table:table-cell>
              <table:table-cell office:value-type="float" office:value="0.0135742">
                <text:p>0.0135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0851899">
                <text:p>0.00851899</text:p>
              </table:table-cell>
              <table:table-cell office:value-type="float" office:value="0.0092607">
                <text:p>0.0092607</text:p>
              </table:table-cell>
              <table:table-cell office:value-type="float" office:value="0.014816">
                <text:p>0.014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00921442">
                <text:p>0.00921442</text:p>
              </table:table-cell>
              <table:table-cell office:value-type="float" office:value="0.0093832">
                <text:p>0.0093832</text:p>
              </table:table-cell>
              <table:table-cell office:value-type="float" office:value="0.0137445">
                <text:p>0.01374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cm" svg:height="8.267cm" chart:class="chart:scatter" chart:style-name="ch1">
        <chart:legend chart:legend-position="top" svg:x="3.998cm" svg:y="0.577cm" chart:style-name="ch2"/>
        <chart:plot-area chart:style-name="ch3" table:cell-range-address="Sheet1.A6:Sheet1.A14 Sheet1.T5:Sheet1.T14 Sheet1.W5:Sheet1.W14 Sheet1.Z5:Sheet1.Z14" chart:data-source-has-labels="row" svg:x="0.369cm" svg:y="0.147cm" svg:width="8.429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6:Sheet1.T14" chart:label-cell-address="Sheet1.T5:Sheet1.T5" chart:class="chart:scatter">
            <chart:domain table:cell-range-address="Sheet1.A6:Sheet1.A14"/>
            <chart:data-point chart:repeated="9"/>
          </chart:series>
          <chart:series chart:style-name="ch8" chart:values-cell-range-address="Sheet1.W6:Sheet1.W14" chart:label-cell-address="Sheet1.W5:Sheet1.W5" chart:class="chart:scatter">
            <chart:data-point chart:repeated="9"/>
          </chart:series>
          <chart:series chart:style-name="ch9" chart:values-cell-range-address="Sheet1.Z6:Sheet1.Z14" chart:label-cell-address="Sheet1.Z5:Sheet1.Z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5:Sheet1.T5">L1_rho2</text:p>
              </table:table-cell>
              <table:table-cell office:value-type="string">
                <text:p text:id="Sheet1.W5:Sheet1.W5">L2_rho2</text:p>
              </table:table-cell>
              <table:table-cell office:value-type="string">
                <text:p text:id="Sheet1.Z5:Sheet1.Z5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0.0380462">
                <text:p text:id="Sheet1.T6:Sheet1.T14">0.0380462</text:p>
              </table:table-cell>
              <table:table-cell office:value-type="float" office:value="0.0437701">
                <text:p text:id="Sheet1.W6:Sheet1.W14">0.0437701</text:p>
              </table:table-cell>
              <table:table-cell office:value-type="float" office:value="0.102472">
                <text:p text:id="Sheet1.Z6:Sheet1.Z14">0.1024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0167754">
                <text:p>0.0167754</text:p>
              </table:table-cell>
              <table:table-cell office:value-type="float" office:value="0.0235318">
                <text:p>0.0235318</text:p>
              </table:table-cell>
              <table:table-cell office:value-type="float" office:value="0.0762903">
                <text:p>0.0762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810824">
                <text:p>0.00810824</text:p>
              </table:table-cell>
              <table:table-cell office:value-type="float" office:value="0.00840973">
                <text:p>0.00840973</text:p>
              </table:table-cell>
              <table:table-cell office:value-type="float" office:value="0.013992">
                <text:p>0.013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0128379">
                <text:p>0.00128379</text:p>
              </table:table-cell>
              <table:table-cell office:value-type="float" office:value="0.00172799">
                <text:p>0.00172799</text:p>
              </table:table-cell>
              <table:table-cell office:value-type="float" office:value="0.00378586">
                <text:p>0.00378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350837">
                <text:p>0.00350837</text:p>
              </table:table-cell>
              <table:table-cell office:value-type="float" office:value="0.00364789">
                <text:p>0.00364789</text:p>
              </table:table-cell>
              <table:table-cell office:value-type="float" office:value="0.00559053">
                <text:p>0.00559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0449458">
                <text:p>0.00449458</text:p>
              </table:table-cell>
              <table:table-cell office:value-type="float" office:value="0.00464579">
                <text:p>0.00464579</text:p>
              </table:table-cell>
              <table:table-cell office:value-type="float" office:value="0.00629197">
                <text:p>0.00629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0495589">
                <text:p>0.00495589</text:p>
              </table:table-cell>
              <table:table-cell office:value-type="float" office:value="0.00517197">
                <text:p>0.00517197</text:p>
              </table:table-cell>
              <table:table-cell office:value-type="float" office:value="0.00746822">
                <text:p>0.00746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0701477">
                <text:p>0.00701477</text:p>
              </table:table-cell>
              <table:table-cell office:value-type="float" office:value="0.00723966">
                <text:p>0.00723966</text:p>
              </table:table-cell>
              <table:table-cell office:value-type="float" office:value="0.00979895">
                <text:p>0.0097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009182">
                <text:p>0.009182</text:p>
              </table:table-cell>
              <table:table-cell office:value-type="float" office:value="0.00957016">
                <text:p>0.00957016</text:p>
              </table:table-cell>
              <table:table-cell office:value-type="float" office:value="0.0128295">
                <text:p>0.01282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1" chart:maximum="10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4 Sheet1.C5:Sheet1.C14 Sheet1.F5:Sheet1.F14 Sheet1.I5:Sheet1.I14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4" chart:label-cell-address="Sheet1.C5:Sheet1.C5" chart:class="chart:scatter">
            <chart:domain table:cell-range-address="Sheet1.A6:Sheet1.A14"/>
            <chart:data-point chart:repeated="9"/>
          </chart:series>
          <chart:series chart:style-name="ch8" chart:values-cell-range-address="Sheet1.F6:Sheet1.F14" chart:label-cell-address="Sheet1.F5:Sheet1.F5" chart:class="chart:scatter">
            <chart:data-point chart:repeated="9"/>
          </chart:series>
          <chart:series chart:style-name="ch9" chart:values-cell-range-address="Sheet1.I6:Sheet1.I14" chart:label-cell-address="Sheet1.I5:Sheet1.I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L1_u</text:p>
              </table:table-cell>
              <table:table-cell office:value-type="string">
                <text:p text:id="Sheet1.F5:Sheet1.F5">L2_u</text:p>
              </table:table-cell>
              <table:table-cell office:value-type="string">
                <text:p text:id="Sheet1.I5:Sheet1.I5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0.0530973">
                <text:p text:id="Sheet1.C6:Sheet1.C14">0.0530973</text:p>
              </table:table-cell>
              <table:table-cell office:value-type="float" office:value="0.137796">
                <text:p text:id="Sheet1.F6:Sheet1.F14">0.137796</text:p>
              </table:table-cell>
              <table:table-cell office:value-type="float" office:value="1.29205">
                <text:p text:id="Sheet1.I6:Sheet1.I14">1.292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0540428">
                <text:p>0.0540428</text:p>
              </table:table-cell>
              <table:table-cell office:value-type="float" office:value="0.177006">
                <text:p>0.177006</text:p>
              </table:table-cell>
              <table:table-cell office:value-type="float" office:value="1.10684">
                <text:p>1.10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303426">
                <text:p>0.0303426</text:p>
              </table:table-cell>
              <table:table-cell office:value-type="float" office:value="0.105412">
                <text:p>0.105412</text:p>
              </table:table-cell>
              <table:table-cell office:value-type="float" office:value="1.01548">
                <text:p>1.01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154117">
                <text:p>0.0154117</text:p>
              </table:table-cell>
              <table:table-cell office:value-type="float" office:value="0.0496888">
                <text:p>0.0496888</text:p>
              </table:table-cell>
              <table:table-cell office:value-type="float" office:value="0.663083">
                <text:p>0.663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151349">
                <text:p>0.0151349</text:p>
              </table:table-cell>
              <table:table-cell office:value-type="float" office:value="0.0477659">
                <text:p>0.0477659</text:p>
              </table:table-cell>
              <table:table-cell office:value-type="float" office:value="0.632473">
                <text:p>0.63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171418">
                <text:p>0.0171418</text:p>
              </table:table-cell>
              <table:table-cell office:value-type="float" office:value="0.04913">
                <text:p>0.04913</text:p>
              </table:table-cell>
              <table:table-cell office:value-type="float" office:value="0.623689">
                <text:p>0.6236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194386">
                <text:p>0.0194386</text:p>
              </table:table-cell>
              <table:table-cell office:value-type="float" office:value="0.0534817">
                <text:p>0.0534817</text:p>
              </table:table-cell>
              <table:table-cell office:value-type="float" office:value="0.650028">
                <text:p>0.650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220551">
                <text:p>0.0220551</text:p>
              </table:table-cell>
              <table:table-cell office:value-type="float" office:value="0.0576231">
                <text:p>0.0576231</text:p>
              </table:table-cell>
              <table:table-cell office:value-type="float" office:value="0.658631">
                <text:p>0.658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0242149">
                <text:p>0.0242149</text:p>
              </table:table-cell>
              <table:table-cell office:value-type="float" office:value="0.0575752">
                <text:p>0.0575752</text:p>
              </table:table-cell>
              <table:table-cell office:value-type="float" office:value="0.619093">
                <text:p>0.6190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4 Sheet1.L5:Sheet1.L14 Sheet1.O5:Sheet1.O14 Sheet1.R5:Sheet1.R14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:Sheet1.L14" chart:label-cell-address="Sheet1.L5:Sheet1.L5" chart:class="chart:scatter">
            <chart:domain table:cell-range-address="Sheet1.A6:Sheet1.A14"/>
            <chart:data-point chart:repeated="9"/>
          </chart:series>
          <chart:series chart:style-name="ch8" chart:values-cell-range-address="Sheet1.O6:Sheet1.O14" chart:label-cell-address="Sheet1.O5:Sheet1.O5" chart:class="chart:scatter">
            <chart:data-point chart:repeated="9"/>
          </chart:series>
          <chart:series chart:style-name="ch9" chart:values-cell-range-address="Sheet1.R6:Sheet1.R14" chart:label-cell-address="Sheet1.R5:Sheet1.R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5:Sheet1.L5">L1_u3</text:p>
              </table:table-cell>
              <table:table-cell office:value-type="string">
                <text:p text:id="Sheet1.O5:Sheet1.O5">L2_u3</text:p>
              </table:table-cell>
              <table:table-cell office:value-type="string">
                <text:p text:id="Sheet1.R5:Sheet1.R5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0.144463">
                <text:p text:id="Sheet1.L6:Sheet1.L14">0.144463</text:p>
              </table:table-cell>
              <table:table-cell office:value-type="float" office:value="0.147339">
                <text:p text:id="Sheet1.O6:Sheet1.O14">0.147339</text:p>
              </table:table-cell>
              <table:table-cell office:value-type="float" office:value="0.174211">
                <text:p text:id="Sheet1.R6:Sheet1.R14">0.1742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105139">
                <text:p>0.105139</text:p>
              </table:table-cell>
              <table:table-cell office:value-type="float" office:value="0.107406">
                <text:p>0.107406</text:p>
              </table:table-cell>
              <table:table-cell office:value-type="float" office:value="0.123926">
                <text:p>0.123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592335">
                <text:p>0.0592335</text:p>
              </table:table-cell>
              <table:table-cell office:value-type="float" office:value="0.0599043">
                <text:p>0.0599043</text:p>
              </table:table-cell>
              <table:table-cell office:value-type="float" office:value="0.0816821">
                <text:p>0.08168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209778">
                <text:p>0.0209778</text:p>
              </table:table-cell>
              <table:table-cell office:value-type="float" office:value="0.0228832">
                <text:p>0.0228832</text:p>
              </table:table-cell>
              <table:table-cell office:value-type="float" office:value="0.0420928">
                <text:p>0.0420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110803">
                <text:p>0.0110803</text:p>
              </table:table-cell>
              <table:table-cell office:value-type="float" office:value="0.0138279">
                <text:p>0.0138279</text:p>
              </table:table-cell>
              <table:table-cell office:value-type="float" office:value="0.0294234">
                <text:p>0.0294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107857">
                <text:p>0.0107857</text:p>
              </table:table-cell>
              <table:table-cell office:value-type="float" office:value="0.0142947">
                <text:p>0.0142947</text:p>
              </table:table-cell>
              <table:table-cell office:value-type="float" office:value="0.0311998">
                <text:p>0.0311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134778">
                <text:p>0.0134778</text:p>
              </table:table-cell>
              <table:table-cell office:value-type="float" office:value="0.0166553">
                <text:p>0.0166553</text:p>
              </table:table-cell>
              <table:table-cell office:value-type="float" office:value="0.0324679">
                <text:p>0.0324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16599">
                <text:p>0.016599</text:p>
              </table:table-cell>
              <table:table-cell office:value-type="float" office:value="0.018907">
                <text:p>0.018907</text:p>
              </table:table-cell>
              <table:table-cell office:value-type="float" office:value="0.0300604">
                <text:p>0.0300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0206629">
                <text:p>0.0206629</text:p>
              </table:table-cell>
              <table:table-cell office:value-type="float" office:value="0.024532">
                <text:p>0.024532</text:p>
              </table:table-cell>
              <table:table-cell office:value-type="float" office:value="0.0449247">
                <text:p>0.04492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4 Sheet1.U5:Sheet1.U14 Sheet1.X5:Sheet1.X14 Sheet1.AA5:Sheet1.AA14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6:Sheet1.U14" chart:label-cell-address="Sheet1.U5:Sheet1.U5" chart:class="chart:scatter">
            <chart:domain table:cell-range-address="Sheet1.A6:Sheet1.A14"/>
            <chart:data-point chart:repeated="9"/>
          </chart:series>
          <chart:series chart:style-name="ch8" chart:values-cell-range-address="Sheet1.X6:Sheet1.X14" chart:label-cell-address="Sheet1.X5:Sheet1.X5" chart:class="chart:scatter">
            <chart:data-point chart:repeated="9"/>
          </chart:series>
          <chart:series chart:style-name="ch9" chart:values-cell-range-address="Sheet1.AA6:Sheet1.AA14" chart:label-cell-address="Sheet1.AA5:Sheet1.AA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5:Sheet1.U5">L1_u2</text:p>
              </table:table-cell>
              <table:table-cell office:value-type="string">
                <text:p text:id="Sheet1.X5:Sheet1.X5">L2_u2</text:p>
              </table:table-cell>
              <table:table-cell office:value-type="string">
                <text:p text:id="Sheet1.AA5:Sheet1.AA5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0.144659">
                <text:p text:id="Sheet1.U6:Sheet1.U14">0.144659</text:p>
              </table:table-cell>
              <table:table-cell office:value-type="float" office:value="0.147803">
                <text:p text:id="Sheet1.X6:Sheet1.X14">0.147803</text:p>
              </table:table-cell>
              <table:table-cell office:value-type="float" office:value="0.226309">
                <text:p text:id="Sheet1.AA6:Sheet1.AA14">0.2263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108841">
                <text:p>0.108841</text:p>
              </table:table-cell>
              <table:table-cell office:value-type="float" office:value="0.108841">
                <text:p>0.108841</text:p>
              </table:table-cell>
              <table:table-cell office:value-type="float" office:value="0.109161">
                <text:p>0.109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526105">
                <text:p>0.0526105</text:p>
              </table:table-cell>
              <table:table-cell office:value-type="float" office:value="0.052633">
                <text:p>0.052633</text:p>
              </table:table-cell>
              <table:table-cell office:value-type="float" office:value="0.0541249">
                <text:p>0.0541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0955108">
                <text:p>0.00955108</text:p>
              </table:table-cell>
              <table:table-cell office:value-type="float" office:value="0.010105">
                <text:p>0.010105</text:p>
              </table:table-cell>
              <table:table-cell office:value-type="float" office:value="0.0158263">
                <text:p>0.0158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536366">
                <text:p>0.00536366</text:p>
              </table:table-cell>
              <table:table-cell office:value-type="float" office:value="0.00730128">
                <text:p>0.00730128</text:p>
              </table:table-cell>
              <table:table-cell office:value-type="float" office:value="0.0162696">
                <text:p>0.0162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0932113">
                <text:p>0.00932113</text:p>
              </table:table-cell>
              <table:table-cell office:value-type="float" office:value="0.011477">
                <text:p>0.011477</text:p>
              </table:table-cell>
              <table:table-cell office:value-type="float" office:value="0.023537">
                <text:p>0.023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133512">
                <text:p>0.0133512</text:p>
              </table:table-cell>
              <table:table-cell office:value-type="float" office:value="0.0154705">
                <text:p>0.0154705</text:p>
              </table:table-cell>
              <table:table-cell office:value-type="float" office:value="0.0305658">
                <text:p>0.03056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17971">
                <text:p>0.017971</text:p>
              </table:table-cell>
              <table:table-cell office:value-type="float" office:value="0.0210041">
                <text:p>0.0210041</text:p>
              </table:table-cell>
              <table:table-cell office:value-type="float" office:value="0.0378369">
                <text:p>0.0378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022711">
                <text:p>0.022711</text:p>
              </table:table-cell>
              <table:table-cell office:value-type="float" office:value="0.0259744">
                <text:p>0.0259744</text:p>
              </table:table-cell>
              <table:table-cell office:value-type="float" office:value="0.0422399">
                <text:p>0.04223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4 Sheet1.D5:Sheet1.D14 Sheet1.G5:Sheet1.G14 Sheet1.J5:Sheet1.J14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4" chart:label-cell-address="Sheet1.D5:Sheet1.D5" chart:class="chart:scatter">
            <chart:domain table:cell-range-address="Sheet1.A6:Sheet1.A14"/>
            <chart:data-point chart:repeated="9"/>
          </chart:series>
          <chart:series chart:style-name="ch8" chart:values-cell-range-address="Sheet1.G6:Sheet1.G14" chart:label-cell-address="Sheet1.G5:Sheet1.G5" chart:class="chart:scatter">
            <chart:data-point chart:repeated="9"/>
          </chart:series>
          <chart:series chart:style-name="ch9" chart:values-cell-range-address="Sheet1.J6:Sheet1.J14" chart:label-cell-address="Sheet1.J5:Sheet1.J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5:Sheet1.D5">L1e</text:p>
              </table:table-cell>
              <table:table-cell office:value-type="string">
                <text:p text:id="Sheet1.G5:Sheet1.G5">L2e</text:p>
              </table:table-cell>
              <table:table-cell office:value-type="string">
                <text:p text:id="Sheet1.J5:Sheet1.J5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0.0260563">
                <text:p text:id="Sheet1.D6:Sheet1.D14">0.0260563</text:p>
              </table:table-cell>
              <table:table-cell office:value-type="float" office:value="0.0736378">
                <text:p text:id="Sheet1.G6:Sheet1.G14">0.0736378</text:p>
              </table:table-cell>
              <table:table-cell office:value-type="float" office:value="0.472993">
                <text:p text:id="Sheet1.J6:Sheet1.J14">0.4729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022517">
                <text:p>0.022517</text:p>
              </table:table-cell>
              <table:table-cell office:value-type="float" office:value="0.0651534">
                <text:p>0.0651534</text:p>
              </table:table-cell>
              <table:table-cell office:value-type="float" office:value="0.446881">
                <text:p>0.446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126326">
                <text:p>0.0126326</text:p>
              </table:table-cell>
              <table:table-cell office:value-type="float" office:value="0.0411852">
                <text:p>0.0411852</text:p>
              </table:table-cell>
              <table:table-cell office:value-type="float" office:value="0.415636">
                <text:p>0.415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0663767">
                <text:p>0.00663767</text:p>
              </table:table-cell>
              <table:table-cell office:value-type="float" office:value="0.0228315">
                <text:p>0.0228315</text:p>
              </table:table-cell>
              <table:table-cell office:value-type="float" office:value="0.288086">
                <text:p>0.288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677749">
                <text:p>0.00677749</text:p>
              </table:table-cell>
              <table:table-cell office:value-type="float" office:value="0.0189094">
                <text:p>0.0189094</text:p>
              </table:table-cell>
              <table:table-cell office:value-type="float" office:value="0.177659">
                <text:p>0.177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0785072">
                <text:p>0.00785072</text:p>
              </table:table-cell>
              <table:table-cell office:value-type="float" office:value="0.0205082">
                <text:p>0.0205082</text:p>
              </table:table-cell>
              <table:table-cell office:value-type="float" office:value="0.175703">
                <text:p>0.175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0889302">
                <text:p>0.00889302</text:p>
              </table:table-cell>
              <table:table-cell office:value-type="float" office:value="0.0224804">
                <text:p>0.0224804</text:p>
              </table:table-cell>
              <table:table-cell office:value-type="float" office:value="0.181539">
                <text:p>0.181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102167">
                <text:p>0.0102167</text:p>
              </table:table-cell>
              <table:table-cell office:value-type="float" office:value="0.0269228">
                <text:p>0.0269228</text:p>
              </table:table-cell>
              <table:table-cell office:value-type="float" office:value="0.263874">
                <text:p>0.2638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0110231">
                <text:p>0.0110231</text:p>
              </table:table-cell>
              <table:table-cell office:value-type="float" office:value="0.0280264">
                <text:p>0.0280264</text:p>
              </table:table-cell>
              <table:table-cell office:value-type="float" office:value="0.263344">
                <text:p>0.2633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4 Sheet1.M5:Sheet1.M14 Sheet1.P5:Sheet1.P14 Sheet1.S5:Sheet1.S14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4" chart:label-cell-address="Sheet1.M5:Sheet1.M5" chart:class="chart:scatter">
            <chart:domain table:cell-range-address="Sheet1.A6:Sheet1.A14"/>
            <chart:data-point chart:repeated="9"/>
          </chart:series>
          <chart:series chart:style-name="ch8" chart:values-cell-range-address="Sheet1.P6:Sheet1.P14" chart:label-cell-address="Sheet1.P5:Sheet1.P5" chart:class="chart:scatter">
            <chart:data-point chart:repeated="9"/>
          </chart:series>
          <chart:series chart:style-name="ch9" chart:values-cell-range-address="Sheet1.S6:Sheet1.S14" chart:label-cell-address="Sheet1.S5:Sheet1.S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5:Sheet1.M5">L1e3</text:p>
              </table:table-cell>
              <table:table-cell office:value-type="string">
                <text:p text:id="Sheet1.P5:Sheet1.P5">L2e3</text:p>
              </table:table-cell>
              <table:table-cell office:value-type="string">
                <text:p text:id="Sheet1.S5:Sheet1.S5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0.038616">
                <text:p text:id="Sheet1.M6:Sheet1.M14">0.038616</text:p>
              </table:table-cell>
              <table:table-cell office:value-type="float" office:value="0.03935">
                <text:p text:id="Sheet1.P6:Sheet1.P14">0.03935</text:p>
              </table:table-cell>
              <table:table-cell office:value-type="float" office:value="0.0455323">
                <text:p text:id="Sheet1.S6:Sheet1.S14">0.04553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0251351">
                <text:p>0.0251351</text:p>
              </table:table-cell>
              <table:table-cell office:value-type="float" office:value="0.0257215">
                <text:p>0.0257215</text:p>
              </table:table-cell>
              <table:table-cell office:value-type="float" office:value="0.0299059">
                <text:p>0.0299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164092">
                <text:p>0.0164092</text:p>
              </table:table-cell>
              <table:table-cell office:value-type="float" office:value="0.0165547">
                <text:p>0.0165547</text:p>
              </table:table-cell>
              <table:table-cell office:value-type="float" office:value="0.0210841">
                <text:p>0.0210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0599132">
                <text:p>0.00599132</text:p>
              </table:table-cell>
              <table:table-cell office:value-type="float" office:value="0.00637235">
                <text:p>0.00637235</text:p>
              </table:table-cell>
              <table:table-cell office:value-type="float" office:value="0.0102247">
                <text:p>0.0102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40738">
                <text:p>0.0040738</text:p>
              </table:table-cell>
              <table:table-cell office:value-type="float" office:value="0.0044618">
                <text:p>0.0044618</text:p>
              </table:table-cell>
              <table:table-cell office:value-type="float" office:value="0.00787335">
                <text:p>0.00787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0411879">
                <text:p>0.00411879</text:p>
              </table:table-cell>
              <table:table-cell office:value-type="float" office:value="0.00456492">
                <text:p>0.00456492</text:p>
              </table:table-cell>
              <table:table-cell office:value-type="float" office:value="0.00757152">
                <text:p>0.00757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0469037">
                <text:p>0.00469037</text:p>
              </table:table-cell>
              <table:table-cell office:value-type="float" office:value="0.00492737">
                <text:p>0.00492737</text:p>
              </table:table-cell>
              <table:table-cell office:value-type="float" office:value="0.00690365">
                <text:p>0.00690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0630644">
                <text:p>0.00630644</text:p>
              </table:table-cell>
              <table:table-cell office:value-type="float" office:value="0.00668282">
                <text:p>0.00668282</text:p>
              </table:table-cell>
              <table:table-cell office:value-type="float" office:value="0.0101146">
                <text:p>0.0101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00697288">
                <text:p>0.00697288</text:p>
              </table:table-cell>
              <table:table-cell office:value-type="float" office:value="0.00724809">
                <text:p>0.00724809</text:p>
              </table:table-cell>
              <table:table-cell office:value-type="float" office:value="0.00841246">
                <text:p>0.008412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4 Sheet1.V5:Sheet1.V14 Sheet1.Y5:Sheet1.Y14 Sheet1.AB5:Sheet1.AB14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6:Sheet1.V14" chart:label-cell-address="Sheet1.V5:Sheet1.V5" chart:class="chart:scatter">
            <chart:domain table:cell-range-address="Sheet1.A6:Sheet1.A14"/>
            <chart:data-point chart:repeated="9"/>
          </chart:series>
          <chart:series chart:style-name="ch8" chart:values-cell-range-address="Sheet1.Y6:Sheet1.Y14" chart:label-cell-address="Sheet1.Y5:Sheet1.Y5" chart:class="chart:scatter">
            <chart:data-point chart:repeated="9"/>
          </chart:series>
          <chart:series chart:style-name="ch9" chart:values-cell-range-address="Sheet1.AB6:Sheet1.AB14" chart:label-cell-address="Sheet1.AB5:Sheet1.AB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5:Sheet1.V5">L1e2</text:p>
              </table:table-cell>
              <table:table-cell office:value-type="string">
                <text:p text:id="Sheet1.Y5:Sheet1.Y5">L2e2</text:p>
              </table:table-cell>
              <table:table-cell office:value-type="string">
                <text:p text:id="Sheet1.AB5:Sheet1.AB5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0.162539">
                <text:p text:id="Sheet1.V6:Sheet1.V14">0.162539</text:p>
              </table:table-cell>
              <table:table-cell office:value-type="float" office:value="0.204183">
                <text:p text:id="Sheet1.Y6:Sheet1.Y14">0.204183</text:p>
              </table:table-cell>
              <table:table-cell office:value-type="float" office:value="0.472993">
                <text:p text:id="Sheet1.AB6:Sheet1.AB14">0.4729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146863">
                <text:p>0.146863</text:p>
              </table:table-cell>
              <table:table-cell office:value-type="float" office:value="0.169834">
                <text:p>0.169834</text:p>
              </table:table-cell>
              <table:table-cell office:value-type="float" office:value="0.415662">
                <text:p>0.415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486432">
                <text:p>0.0486432</text:p>
              </table:table-cell>
              <table:table-cell office:value-type="float" office:value="0.050521">
                <text:p>0.050521</text:p>
              </table:table-cell>
              <table:table-cell office:value-type="float" office:value="0.0613953">
                <text:p>0.0613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0833928">
                <text:p>0.00833928</text:p>
              </table:table-cell>
              <table:table-cell office:value-type="float" office:value="0.00965257">
                <text:p>0.00965257</text:p>
              </table:table-cell>
              <table:table-cell office:value-type="float" office:value="0.0191207">
                <text:p>0.0191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760376">
                <text:p>0.00760376</text:p>
              </table:table-cell>
              <table:table-cell office:value-type="float" office:value="0.0105361">
                <text:p>0.0105361</text:p>
              </table:table-cell>
              <table:table-cell office:value-type="float" office:value="0.0227927">
                <text:p>0.0227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0995612">
                <text:p>0.00995612</text:p>
              </table:table-cell>
              <table:table-cell office:value-type="float" office:value="0.0129914">
                <text:p>0.0129914</text:p>
              </table:table-cell>
              <table:table-cell office:value-type="float" office:value="0.0292275">
                <text:p>0.0292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105703">
                <text:p>0.0105703</text:p>
              </table:table-cell>
              <table:table-cell office:value-type="float" office:value="0.0131206">
                <text:p>0.0131206</text:p>
              </table:table-cell>
              <table:table-cell office:value-type="float" office:value="0.0224006">
                <text:p>0.0224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0998473">
                <text:p>0.00998473</text:p>
              </table:table-cell>
              <table:table-cell office:value-type="float" office:value="0.0121472">
                <text:p>0.0121472</text:p>
              </table:table-cell>
              <table:table-cell office:value-type="float" office:value="0.0210229">
                <text:p>0.0210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0095273">
                <text:p>0.0095273</text:p>
              </table:table-cell>
              <table:table-cell office:value-type="float" office:value="0.0127452">
                <text:p>0.0127452</text:p>
              </table:table-cell>
              <table:table-cell office:value-type="float" office:value="0.0262608">
                <text:p>0.02626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